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9.1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content-validations>
        <table:content-validation table:name="val1" table:base-cell-address="Sheet1.B50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table:content-validation-name="val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b</text:p>
          </table:table-cell>
          <table:table-cell table:content-validation-name="val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 b c</text:p>
          </table:table-cell>
          <table:table-cell table:content-validation-name="val1" office:value-type="string" calcext:value-type="string">
            <text:p>abc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content-validation-name="val1" office:value-type="string" calcext:value-type="string">
            <text:p>abcd</text:p>
          </table:table-cell>
        </table:table-row>
        <table:table-row table:style-name="ro1" table:number-rows-repeated="99">
          <table:table-cell/>
          <table:table-cell table:content-validation-name="val1"/>
        </table:table-row>
        <table:table-row table:style-name="ro1">
          <table:table-cell/>
          <table:table-cell table:style-name="ce1" table:content-validation-name="val1"/>
        </table:table-row>
        <table:table-row table:style-name="ro1">
          <table:table-cell/>
          <table:table-cell table:content-validation-name="val1"/>
        </table:table-row>
        <table:table-row table:style-name="ro1">
          <table:table-cell/>
          <table:table-cell table:style-name="ce1" table:content-validation-name="val1"/>
        </table:table-row>
        <table:table-row table:style-name="ro1" table:number-rows-repeated="1048469">
          <table:table-cell/>
          <table:table-cell table:content-validation-name="val1"/>
        </table:table-row>
        <table:table-row table:style-name="ro1">
          <table:table-cell/>
          <table:table-cell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22:31:35.125716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9:57:44.963102086</meta:creation-date>
    <dc:date>2017-07-20T22:44:19.840860436</dc:date>
    <meta:editing-duration>PT23M48S</meta:editing-duration>
    <meta:editing-cycles>4</meta:editing-cycles>
    <meta:generator>LibreOffice/5.1.4.2$Linux_X86_64 LibreOffice_project/10m0$Build-2</meta:generator>
    <meta:document-statistic meta:table-count="1" meta:cell-count="8" meta:object-count="0"/>
  </office:meta>
</office:document-meta>
</file>